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3"/>
    <style:style style:name="P6" style:family="paragraph" style:parent-style-name="Standard" style:list-style-name="L4"/>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 Four Engine</text:p>
      <text:p text:style-name="Standard">Design Document</text:p>
      <text:p text:style-name="Standard"/>
      <text:p text:style-name="Standard">Version 0.1</text:p>
      <text:p text:style-name="Standard"><text:date style:data-style-name="N37" text:date-value="2006-01-18T20:21:54.48" text:fixed="true">01/18/06</text:date> <text:time style:data-style-name="N43" text:time-value="2006-01-18T20:22:00.45" text:fixed="true">08:22:00 PM</text:time></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20_5f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he Goal<text:tab/>1</text:p>
          <text:p text:style-name="P1">Design Considerations<text:tab/>1</text:p>
          <text:p text:style-name="P2">Extensibility/Flexibility<text:tab/>2</text:p>
          <text:p text:style-name="P2">Performance<text:tab/>2</text:p>
          <text:p text:style-name="P2">Reuse<text:tab/>2</text:p>
          <text:p text:style-name="P2">Ease of Use<text:tab/>2</text:p>
          <text:p text:style-name="P2">Community<text:tab/>2</text:p>
          <text:p text:style-name="P1">Major Functional Requirements<text:tab/>3</text:p>
          <text:p text:style-name="P1">The Design<text:tab/>3</text:p>
          <text:p text:style-name="P2">Some Assumptions<text:tab/>3</text:p>
          <text:p text:style-name="P1">Design Challenges<text:tab/>4</text:p>
          <text:p text:style-name="P1">References<text:tab/>6</text:p>
        </text:index-body>
      </text:table-of-content>
      <text:p text:style-name="Standard"/>
      <text:p text:style-name="Standard"/>
      <text:h text:style-name="Heading_20_1" text:outline-level="1">The Goal</text:h>
      <text:p text:style-name="Standard">To develop a game/simulation framework that allows for small groups of independent developers to rapidly create unique titles while maximizing reuse of code and content.</text:p>
      <text:p text:style-name="Standard"/>
      <text:p text:style-name="Standard">I am a one-man shop. I don't have the time, energy, or motivation to develop a new engine every couple of years. And, like many aspiring game developers, I have enough ideas for a lifetime of work. I need a system that allows me to develop new ideas quickly. I need to maximize reuse in order to maximize my return-on-coding-time. Most importantly, I need a system that encourages other developers and artists to contribute; a system that makes it trivial to share effort between people and projects.</text:p>
      <text:p text:style-name="Standard"/>
      <text:p text:style-name="Standard">So my goal is to create a generic, flexible, extensible framework for game and simulation development. <text:s/>Sounds like a Holy Grail of game design, doesn't it? Ah well, into the rabbit hole we go...</text:p>
      <text:p text:style-name="Standard"/>
      <text:p text:style-name="Standard"><text:span text:style-name="T1">Mention the need for collaboration...how an open source model and multiple contributors are the key to getting anything significant accomplished. </text:span></text:p>
      <text:p text:style-name="P3"/>
      <text:h text:style-name="Heading_20_1" text:outline-level="1">Design Considerations</text:h>
      <text:p text:style-name="Text_20_body">Every component of the engine should be designed with these constraints in mind: the ability to reuse the component, the ability to extend it, and the ability to replace it. Most of this is probably pretty obvious.</text:p>
      <text:h text:style-name="Heading_20_3" text:outline-level="3">Extensibility/Flexibility</text:h>
      <text:p text:style-name="Text_20_body">A small shop, there are two ways that I can go: develop many small titles, or develop one or two large titles and allow them grow organically over time. Either way, I need a flexible that maximizes reuse of existing components and content. I should never be writing the same algorithm twice.</text:p>
      <text:p text:style-name="Text_20_body">It must be possible to mix and match code modules, and easily customize them to the domain. It must be possible to hook into every meaningful event with domain-specific code. It must be possible to define new domain-specific events. It must be possible to replace any core code with domain-specific alternatives.</text:p>
      <text:p text:style-name="Text_20_body">Technologies change, and if I want to stay in business my products must keep pace. As an indie developer, my past work funds my future projects, and I need to maximize their lifetime. I need to be able to gracefully upgrade individual components and subsystems, with minimal impact on other code. It should also be possible for people to easily support proprietary hardware, such as VR rooms, without having to code anything outside of the hardware interface.</text:p>
      <text:p text:style-name="Text_20_body">Finally, to take fully advantage of the open-source development model, it should be possible for developers to extend the engine in ways that I did not originally envision. The less a developer has to know about the engine, the more likely they are to plug in their own domain-specific knowledge.</text:p>
      <text:h text:style-name="Heading_20_3" text:outline-level="3">Performance</text:h>
      <text:p text:style-name="Text_20_body">Performance is important in any interactive system. In my case, it is not quite as important as extensibility, and so I mention it second. The designed system can be the fastest in the world, but if a developer can't plug in their proprietary algorithm, they won't use it, and they certainly won't contribute anything back.</text:p>
      <text:h text:style-name="Heading_20_3" text:outline-level="3">Reuse</text:h>
      <text:p text:style-name="Text_20_body">It must be possible to develop focused, domain independent code and move it from project to project. For example, I should be able to write a steering AI model and give it to someone else, who can drop it into their scene, tweak a few parameters, and have it just work. To truly realize reuse, the design must close the loop. It should be easy to develop new features; it should also be easy to for others to install and use those features.</text:p>
      <text:h text:style-name="Heading_20_3" text:outline-level="3">Ease of Use</text:h>
      <text:p text:style-name="Text_20_body">Code modules and the system as a whole must be easy to understand and use, otherwise it becomes more difficult to use and extend. This goes beyond programming to content development, balancing, deployment, and support. Well-considered tools and processes must be provided for visual creation and editing of assets. Importing content from popular content development tools should be quick and easy. The documentation and thorough and up-to-date. Online support should available.</text:p>
      <text:h text:style-name="Heading_20_3" text:outline-level="3">Community</text:h>
      <text:p text:style-name="Text_20_body">A benefit that falls out of the extensibility/flexibility/reuse constraints is the ability to do distributed and open-source development. To fully realize this benefit requires a community around the technology. That means a quality community-oriented website that supports independent development and add-on authors. See <text:a xlink:type="simple" xlink:href="http://www.drupal.org/">http://www.drupal.org/</text:a> for a good example.</text:p>
      <text:p text:style-name="Standard"/>
      <text:h text:style-name="Heading_20_1" text:outline-level="1">Major Functional Requirements</text:h>
      <text:list text:style-name="L1">
        <text:list-item>
          <text:p text:style-name="P4">Meet all of the design considerations above.</text:p>
        </text:list-item>
        <text:list-item>
          <text:p text:style-name="P4">Support common engine features: 3D rendering, audio, controller support, force feedback.</text:p>
        </text:list-item>
        <text:list-item>
          <text:p text:style-name="P4">Run at interactive framerates (30fps or better) on common hardware.</text:p>
        </text:list-item>
        <text:list-item>
          <text:p text:style-name="P4">Support networked multiplayer sessions.</text:p>
        </text:list-item>
        <text:list-item>
          <text:p text:style-name="P4">Portable to different PC systems; at a minimum Windows, Linux, and MacOS X.</text:p>
        </text:list-item>
      </text:list>
      <text:p text:style-name="Standard"/>
      <text:p text:style-name="Standard"/>
      <text:h text:style-name="Heading_20_1" text:outline-level="1">The Design</text:h>
      <text:h text:style-name="Heading_20_3" text:outline-level="3">Some Assumptions</text:h>
      <text:p text:style-name="Standard">I am targeting this design toward PC-type (Windows, Linux, MacOS, etc.) systems. It would be great if it could run on a console platform, but they change too fast and I'm not privy to their internals. Maybe in the future there will be some sort of convergence (XNA, perhaps?).</text:p>
      <text:p text:style-name="Standard"/>
      <text:p text:style-name="Standard">When benchmarking hardware and performance, I'm looking 6-8 months out. This thing isn't going to write itself after all.</text:p>
      <text:p text:style-name="Standard"/>
      <text:p text:style-name="Standard">The code for this design will be released under a liberal open-source license. I believe this gives me the greatest opportunity to get past writing technology and on to writing my simulation instead. The design will, wherever possible, make it easy for multiple authors to work independently in order to get the most out of the open-source development model.</text:p>
      <text:p text:style-name="Standard"/>
      <text:p text:style-name="Standard">Whatever technology I base the design on will support code reflection and code introspection. I think this a must-have feature for doing truly extensible systems.</text:p>
      <text:p text:style-name="Standard"/>
      <text:p text:style-name="Standard"/>
      <text:p text:style-name="Standard">Core Objects</text:p>
      <text:p text:style-name="Standard">These objects form the core the engine. Everything else is built out in terms of these concepts. I debated for some time over what should form the “bottom” of the engine. That is, should the subsystems (rendering, audio, etc.) expose scene nodes, or should the scene nodes wrap subsystem objects? In the end, I went with the former. If you are creating a new subsystem for the engine, you must supply scene nodes to allow other to easily use your code; otherwise, everyone who uses your subsystem would have to write the scene node wrappers themselves. It doesn't make sense to expose a scene node and a non-scene node interface from every subsystem, so the scene node is the core concept that I will build on.</text:p>
      <text:p text:style-name="Standard"/>
      <text:p text:style-name="Standard">where to place these core objects in relation to the major subsystems. Does the renderer implement Attributes, or does it implement generic objects that are wrapped up as Attributes somewhere else? I decided that these core objects are really the core of the entire system, and that the subsystems should build on them, rather than building the core objects on the subsystems. I lose the ability to easily pull the subsystem out and use it somewhere else, but I simplify coding since I do not have to create both Attribute and non-Attribute version of each component. And really, the goal is to create an integrated system, not just a bunch of parts that you need to glue together yourself.</text:p>
      <text:p text:style-name="Standard"/>
      <text:p text:style-name="Standard">Every domain has the concept of a “thing in the scene”. This is commonly called an actor, and since that makes intuitive sense that's the term I am going to use. For an FPS, the player avatar is an actor, as are the weapons and powerups. For a driving simulation, it would be a vehicle or a piece of scenery. Everything in the scene is an actor, including the static scenery and even invisible things like triggers and sound emitters.</text:p>
      <text:p text:style-name="Standard"/>
      <text:p text:style-name="Standard">One pitfall I wanted to avoid was the monolithic base class. This was the approach taken in the otherwise excellent original Unreal engine and it always bugged me. It should be possible to extend an actor with new functionality, even at runtime. It should be possible to mix and match addons from different people, and that just isn't feasible in an inheritance-based scheme. For more discussion about the downfalls of inheritance in game design, see (1), (4), and (5).</text:p>
      <text:p text:style-name="Standard"/>
      <text:p text:style-name="Standard">Instead, actors will serve only as containers for “behaviors”. Behaviors are small, self-contained units that add functionality to their actor. For instance, a “Pose” behavior would give an actor a position and orientation in the scene. A “Model” behavior gives it an appearance. A “Shape” lets it collide with other actors. A “Follow” behavior makes it follow something. These are just examples off the top my head.</text:p>
      <text:p text:style-name="Standard"/>
      <text:p text:style-name="Standard">This composition-based approach meets my goals of extensibility, flexibility, and reuse. It also enables visual editing of actors: just drag-and-drop attributes into an actor, then edit their properties to build up the desired behavior.</text:p>
      <text:p text:style-name="Standard"/>
      <text:p text:style-name="Standard"/>
      <text:p text:style-name="Standard"/>
      <text:p text:style-name="Standard"/>
      <text:p text:style-name="Standard"/>
      <text:h text:style-name="Heading_20_1" text:outline-level="1">Design Challenges</text:h>
      <text:p text:style-name="Standard">Design challenges are specific features or situations intend to test the boundaries of the design. The chosen solution must be able to accommodate everything mentioned in the list. I am always looking for more challenges!</text:p>
      <text:p text:style-name="Standard"/>
      <text:list text:style-name="L3">
        <text:list-item>
          <text:p text:style-name="P5">Scene Management</text:p>
          <text:list>
            <text:list-item>
              <text:p text:style-name="P5">What objects does a scene contain?</text:p>
            </text:list-item>
            <text:list-item>
              <text:p text:style-name="P5">How are objects organized for efficient queries?</text:p>
            </text:list-item>
            <text:list-item>
              <text:p text:style-name="P5">How do I query for all visible objects?</text:p>
            </text:list-item>
            <text:list-item>
              <text:p text:style-name="P5">How do I query for objects within a certain range?</text:p>
            </text:list-item>
            <text:list-item>
              <text:p text:style-name="P5">How do I limit a query to a particular type of object?</text:p>
            </text:list-item>
            <text:list-item>
              <text:p text:style-name="P5">How can I support custom queries of arbitrary complexity?</text:p>
            </text:list-item>
            <text:list-item>
              <text:p text:style-name="P5">How do I use a third-party scene manager? Does this even make sense?</text:p>
            </text:list-item>
            <text:list-item>
              <text:p text:style-name="P5">How does an actor communicate with other actors in the scene?</text:p>
            </text:list-item>
            <text:list-item>
              <text:p text:style-name="P5">How are actors updated?</text:p>
            </text:list-item>
          </text:list>
        </text:list-item>
        <text:list-item>
          <text:p text:style-name="P5">Platform Abstraction</text:p>
          <text:list>
            <text:list-item>
              <text:p text:style-name="P5">How is portability addressed?</text:p>
            </text:list-item>
          </text:list>
        </text:list-item>
        <text:list-item>
          <text:p text:style-name="P5">Graphics</text:p>
          <text:list>
            <text:list-item>
              <text:p text:style-name="P5">How are visual elements enabled for an actor?</text:p>
            </text:list-item>
            <text:list-item>
              <text:p text:style-name="P5">How is visibility culling performed?</text:p>
            </text:list-item>
            <text:list-item>
              <text:p text:style-name="P5">How are lights and shadows applied?</text:p>
            </text:list-item>
            <text:list-item>
              <text:p text:style-name="P5">How can I render to an external window (i.e. MFC, for tools)?</text:p>
            </text:list-item>
            <text:list-item>
              <text:p text:style-name="P5">How is a visual element get to the underlying rendering API?</text:p>
            </text:list-item>
            <text:list-item>
              <text:p text:style-name="P5">How are shaders/materials implemented?</text:p>
            </text:list-item>
            <text:list-item>
              <text:p text:style-name="P5">How is sorting/batching or other platform optimizations performed?</text:p>
            </text:list-item>
            <text:list-item>
              <text:p text:style-name="P5">How do I use a third-party renderer?</text:p>
            </text:list-item>
            <text:list-item>
              <text:p text:style-name="P5">Can I support multiple rendering APIs (OpenGL v. Direct3D)? Is there a point?</text:p>
            </text:list-item>
            <text:list-item>
              <text:p text:style-name="P5">Can I support multiple shader languages (GLSL v. Cg v. HLSL)? Is there a point?</text:p>
            </text:list-item>
            <text:list-item>
              <text:p text:style-name="P5">How would a particle system be integrated? Part of the renderer? Separate?</text:p>
            </text:list-item>
          </text:list>
        </text:list-item>
        <text:list-item>
          <text:p text:style-name="P5">User Input</text:p>
          <text:list>
            <text:list-item>
              <text:p text:style-name="P5">How does a player avator receive user input?</text:p>
            </text:list-item>
            <text:list-item>
              <text:p text:style-name="P5">How does a player avator respond to user input?</text:p>
            </text:list-item>
            <text:list-item>
              <text:p text:style-name="P5">How is non-player input (like [Esc] to exit) handled?</text:p>
            </text:list-item>
            <text:list-item>
              <text:p text:style-name="P5">How are raw user events (like [Space]) converted to domain events (like “Jump”)?</text:p>
            </text:list-item>
            <text:list-item>
              <text:p text:style-name="P5">How would an in-game text chat be implemented?</text:p>
            </text:list-item>
          </text:list>
        </text:list-item>
        <text:list-item>
          <text:p text:style-name="P5">Collision Detection</text:p>
          <text:list>
            <text:list-item>
              <text:p text:style-name="P5">How is collision detection enabled for an actor?</text:p>
            </text:list-item>
            <text:list-item>
              <text:p text:style-name="P5">How is the collision detection pass performed?</text:p>
            </text:list-item>
            <text:list-item>
              <text:p text:style-name="P5">Can the system optimize for static and sleeping objects?</text:p>
            </text:list-item>
            <text:list-item>
              <text:p text:style-name="P5">How does the system efficiently organize shapes for quick testing?</text:p>
            </text:list-item>
            <text:list-item>
              <text:p text:style-name="P5">How is an actor notified of a collision?</text:p>
            </text:list-item>
            <text:list-item>
              <text:p text:style-name="P5">How can an actor respond to a collision?</text:p>
            </text:list-item>
            <text:list-item>
              <text:p text:style-name="P5">How do I use a third-party collision detection system?</text:p>
            </text:list-item>
            <text:list-item>
              <text:p text:style-name="P5">How is composite geometry (i.e. a table is composed of five bounding boxes) built?</text:p>
            </text:list-item>
            <text:list-item>
              <text:p text:style-name="P5">How are multiple contacts on an object reduced?</text:p>
            </text:list-item>
            <text:list-item>
              <text:p text:style-name="P5">How would unwanted intra-object collisions be prevented (a car wheel's bounding cylinder colliding with a conservatively sized chassis bounding box)?</text:p>
            </text:list-item>
          </text:list>
        </text:list-item>
        <text:list-item>
          <text:p text:style-name="P5">Dynamics</text:p>
          <text:list>
            <text:list-item>
              <text:p text:style-name="P5">How is a physics-based actor created?</text:p>
            </text:list-item>
            <text:list-item>
              <text:p text:style-name="P5">How is collision between two dynamic actors handled?</text:p>
            </text:list-item>
            <text:list-item>
              <text:p text:style-name="P5">How is collision between dynamic and non-dynamic actors handled?</text:p>
            </text:list-item>
            <text:list-item>
              <text:p text:style-name="P5">How to determine the force used to resolve a contact (for sound or damage calculations)?</text:p>
            </text:list-item>
            <text:list-item>
              <text:p text:style-name="P5">How are dynamic actors linked together (joints/constraints)?</text:p>
            </text:list-item>
            <text:list-item>
              <text:p text:style-name="P5">How to determine the force used to satisfy a joint/constraint?</text:p>
            </text:list-item>
            <text:list-item>
              <text:p text:style-name="P5">How would breakable parts be implemented?</text:p>
            </text:list-item>
            <text:list-item>
              <text:p text:style-name="P5">How can I use a third-party physics library?</text:p>
            </text:list-item>
            <text:list-item>
              <text:p text:style-name="P5">How would I implement alternative dynamics (i.e. Verlet constraints)?</text:p>
            </text:list-item>
          </text:list>
        </text:list-item>
        <text:list-item>
          <text:p text:style-name="P5">Audio</text:p>
          <text:list>
            <text:list-item>
              <text:p text:style-name="P5">How can I trigger a sound for a collision?</text:p>
            </text:list-item>
            <text:list-item>
              <text:p text:style-name="P5">How do I know what sound to play on contact (such as “metal on cement”)?</text:p>
            </text:list-item>
          </text:list>
        </text:list-item>
        <text:list-item>
          <text:p text:style-name="P5">Networking</text:p>
          <text:list>
            <text:list-item>
              <text:p text:style-name="P5">How do server- and client-side components communicate?</text:p>
            </text:list-item>
            <text:list-item>
              <text:p text:style-name="P5">How is a component uniquely identified across the network?</text:p>
            </text:list-item>
            <text:list-item>
              <text:p text:style-name="P5">How is time synchronized over the network?</text:p>
            </text:list-item>
            <text:list-item>
              <text:p text:style-name="P5">How is user input routed from the client to the server?</text:p>
            </text:list-item>
            <text:list-item>
              <text:p text:style-name="P5">How are actor updates routed from the server to the client?</text:p>
            </text:list-item>
            <text:list-item>
              <text:p text:style-name="P5">How is a client's relevant set built and maintained?</text:p>
            </text:list-item>
            <text:list-item>
              <text:p text:style-name="P5">Are multiple topologies (peer-to-peer) possible?</text:p>
            </text:list-item>
            <text:list-item>
              <text:p text:style-name="P5">How does a client find a network session?</text:p>
            </text:list-item>
            <text:list-item>
              <text:p text:style-name="P5">How does a client join a network session?</text:p>
            </text:list-item>
            <text:list-item>
              <text:p text:style-name="P5">How does a client leave a network session?</text:p>
            </text:list-item>
            <text:list-item>
              <text:p text:style-name="P5">How are dynamics and other server-side behaviors simulated on the client?</text:p>
            </text:list-item>
            <text:list-item>
              <text:p text:style-name="P5">How would prediction be applied on the client?</text:p>
            </text:list-item>
            <text:list-item>
              <text:p text:style-name="P5">How does an in-game text chat work?</text:p>
            </text:list-item>
            <text:list-item>
              <text:p text:style-name="P5">How does an in-game voice/video chat work?</text:p>
            </text:list-item>
          </text:list>
        </text:list-item>
        <text:list-item>
          <text:p text:style-name="P5">Animation</text:p>
          <text:list>
            <text:list-item>
              <text:p text:style-name="P5">How is animation applied to actors?</text:p>
            </text:list-item>
            <text:list-item>
              <text:p text:style-name="P5">How can a third-party animation system be used?</text:p>
            </text:list-item>
          </text:list>
        </text:list-item>
        <text:list-item>
          <text:p text:style-name="P5">AI</text:p>
          <text:list>
            <text:list-item>
              <text:p text:style-name="P5">How is AI applied to an actor?</text:p>
            </text:list-item>
            <text:list-item>
              <text:p text:style-name="P5">How does AI control an actor?</text:p>
            </text:list-item>
          </text:list>
        </text:list-item>
        <text:list-item>
          <text:p text:style-name="P5">User Interface</text:p>
          <text:list>
            <text:list-item>
              <text:p text:style-name="P5">How would a custom in-game GUI system be implemented?</text:p>
            </text:list-item>
            <text:list-item>
              <text:p text:style-name="P5">Can I provide reusable UI modules, like a video options menu, or a system for binding user input controls to game events?</text:p>
            </text:list-item>
            <text:list-item>
              <text:p text:style-name="P5">How are HUD elements implemented?</text:p>
            </text:list-item>
            <text:list-item>
              <text:p text:style-name="P5">How do I synchronize a UI element with game state (player health)?</text:p>
            </text:list-item>
          </text:list>
        </text:list-item>
        <text:list-item>
          <text:p text:style-name="P5">Content Generation and Editing</text:p>
          <text:list>
            <text:list-item>
              <text:p text:style-name="P5">How would an editor create a scene?</text:p>
            </text:list-item>
            <text:list-item>
              <text:p text:style-name="P5">How would an editor create a new player avatar?</text:p>
            </text:list-item>
            <text:list-item>
              <text:p text:style-name="P5">How is an actor loaded into a scene at runtime?</text:p>
            </text:list-item>
            <text:list-item>
              <text:p text:style-name="P5">How are actor properties viewed and edited?</text:p>
            </text:list-item>
            <text:list-item>
              <text:p text:style-name="P5">How do third-party code components integrate with the editor?</text:p>
            </text:list-item>
            <text:list-item>
              <text:p text:style-name="P5">How is content imported into a scene?</text:p>
            </text:list-item>
            <text:list-item>
              <text:p text:style-name="P5">How is imported content managed?</text:p>
            </text:list-item>
            <text:list-item>
              <text:p text:style-name="P5">Can a scene be exported to other formats (i.e. Collada)?</text:p>
            </text:list-item>
            <text:list-item>
              <text:p text:style-name="P5">How is new functionality added to the editor?</text:p>
            </text:list-item>
            <text:list-item>
              <text:p text:style-name="P5">Is the editor portable? How is moved to new platforms?</text:p>
            </text:list-item>
          </text:list>
        </text:list-item>
        <text:list-item>
          <text:p text:style-name="P5">Uncategorized Challenges</text:p>
          <text:list>
            <text:list-item>
              <text:p text:style-name="P5">How are multi-part actors (a vehicle with wheels and passengers; a player with weapon in hand) represented?</text:p>
            </text:list-item>
            <text:list-item>
              <text:p text:style-name="P5">How is universe persisted? How do I load and save?</text:p>
            </text:list-item>
            <text:list-item>
              <text:p text:style-name="P5">How do I stream in large environments?</text:p>
            </text:list-item>
            <text:list-item>
              <text:p text:style-name="P5">Can I support peer-to-peer servers (MMORPG)?</text:p>
            </text:list-item>
            <text:list-item>
              <text:p text:style-name="P5">How does the design take advantage of multicore systems?</text:p>
            </text:list-item>
            <text:list-item>
              <text:p text:style-name="P5">Can subsystems optimize storage of their data (batching, contiguous memory, etc.)?</text:p>
              <text:list>
                <text:list-header>
                  <text:p text:style-name="P5"/>
                </text:list-header>
              </text:list>
            </text:list-item>
          </text:list>
        </text:list-item>
      </text:list>
      <text:p text:style-name="Standard"/>
      <text:h text:style-name="Heading_20_1" text:outline-level="1">References</text:h>
      <text:list text:style-name="L4">
        <text:list-item>
          <text:p text:style-name="P6"><text:a xlink:type="simple" xlink:href="http://www.gamasutra.com/education/theses/20051018/plummer_thesis.pdf">A Flexible and Expandable Architecture for Computer Games</text:a></text:p>
        </text:list-item>
        <text:list-item>
          <text:p text:style-name="P6"><text:a xlink:type="simple" xlink:href="http://www.cmpevents.com/sessions/GD/ACaseForMessagePassingArchitectures.ppt">A Case for Message Passing Architectures</text:a></text:p>
        </text:list-item>
        <text:list-item>
          <text:p text:style-name="P6"><text:a xlink:type="simple" xlink:href="http://www.gamasutra.com/resource_guide/20020916/lambright_01.htm">Distributing Object State for Networked Games Using Object Views</text:a></text:p>
        </text:list-item>
        <text:list-item>
          <text:p text:style-name="P6"><text:a xlink:type="simple" xlink:href="http://ai.eecs.umich.edu/soar/Classes/494/talks/Schumaker.pdf">Techniques and Strategies for Data-Driven Design in Game Development</text:a></text:p>
        </text:list-item>
        <text:list-item>
          <text:p text:style-name="P6"><text:a xlink:type="simple" xlink:href="http://www.drizzle.com/~scottb/gdc/game-objects.ppt">A Data-Driven Game Object System</text:a></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son Perkins</meta:initial-creator>
    <meta:creation-date>2006-01-18T20:21:32</meta:creation-date>
    <dc:creator>Jason Perkins</dc:creator>
    <dc:date>2006-01-19T17:27:00</dc:date>
    <dc:language>en-US</dc:language>
    <meta:editing-cycles>26</meta:editing-cycles>
    <meta:editing-duration>PT4H41M28S</meta:editing-duration>
    <meta:user-defined meta:name="Info 1"/>
    <meta:user-defined meta:name="Info 2"/>
    <meta:user-defined meta:name="Info 3"/>
    <meta:user-defined meta:name="Info 4"/>
    <meta:document-statistic meta:table-count="0" meta:image-count="0" meta:object-count="0" meta:page-count="6" meta:paragraph-count="162" meta:word-count="2382" meta:character-count="14005"/>
  </office:meta>
</office:document-meta>
</file>